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, Courier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0.5pt" style:font-size-complex="12pt"/>
    </style:style>
    <style:style style:name="P2" style:family="paragraph" style:parent-style-name="Text_20_body">
      <style:paragraph-properties fo:margin-left="0in" fo:margin-right="0in" style:line-height-at-least="0.198in" fo:text-indent="0in" style:auto-text-indent="fals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3" style:family="paragraph" style:parent-style-name="Text_20_body">
      <style:paragraph-properties fo:margin-left="0in" fo:margin-right="0in" style:line-height-at-least="0.198in" fo:text-indent="0in" style:auto-text-indent="false"/>
      <style:text-properties fo:font-variant="normal" fo:text-transform="none" fo:color="#000000" style:font-name="sans-serif" fo:font-size="12pt" fo:letter-spacing="normal" fo:language="en" fo:country="none" fo:font-style="normal" fo:font-weight="normal" style:font-size-asian="12pt" style:font-size-complex="12pt"/>
    </style:style>
    <style:style style:name="P4" style:family="paragraph" style:parent-style-name="Text_20_body" style:list-style-name="L2">
      <style:paragraph-properties fo:margin-left="0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5" style:family="paragraph" style:parent-style-name="Text_20_body" style:list-style-name="L27">
      <style:paragraph-properties fo:margin-left="0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style:line-height-at-least="0.198in" fo:text-indent="0in" style:auto-text-indent="false" fo:padding="0in" fo:border="none"/>
    </style:style>
    <style:style style:name="P7" style:family="paragraph" style:parent-style-name="Text_20_body" style:list-style-name="L2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8" style:family="paragraph" style:parent-style-name="Text_20_body" style:list-style-name="L17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9" style:family="paragraph" style:parent-style-name="Text_20_body" style:list-style-name="L18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10" style:family="paragraph" style:parent-style-name="Text_20_body" style:list-style-name="L20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11" style:family="paragraph" style:parent-style-name="Text_20_body" style:list-style-name="L21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12" style:family="paragraph" style:parent-style-name="Text_20_body" style:list-style-name="L22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13" style:family="paragraph" style:parent-style-name="Text_20_body" style:list-style-name="L23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14" style:family="paragraph" style:parent-style-name="Text_20_body" style:list-style-name="L24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15" style:family="paragraph" style:parent-style-name="Text_20_body" style:list-style-name="L25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16" style:family="paragraph" style:parent-style-name="Text_20_body" style:list-style-name="L26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17" style:family="paragraph" style:parent-style-name="Text_20_body" style:list-style-name="L27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18" style:family="paragraph" style:parent-style-name="Text_20_body" style:list-style-name="L29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19" style:family="paragraph" style:parent-style-name="Text_20_body" style:list-style-name="L30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20" style:family="paragraph" style:parent-style-name="Text_20_body">
      <style:paragraph-properties fo:margin-left="0.4925in" fo:margin-right="0in" fo:margin-top="0in" fo:margin-bottom="0in" style:line-height-at-least="0.198in" fo:text-indent="0in" style:auto-text-indent="false" fo:padding="0in" fo:border="none"/>
    </style:style>
    <style:style style:name="P21" style:family="paragraph" style:parent-style-name="Text_20_body" style:list-style-name="L28">
      <style:paragraph-properties fo:margin-left="0.4925in" fo:margin-right="0in" fo:margin-top="0in" fo:margin-bottom="0in" style:line-height-at-least="0.198in" fo:text-indent="0in" style:auto-text-indent="false" fo:padding="0in" fo:border="none"/>
    </style:style>
    <style:style style:name="P22" style:family="paragraph" style:parent-style-name="Text_20_body">
      <style:paragraph-properties fo:margin-left="0.4925in" fo:margin-right="0in" style:line-height-at-least="0.198in" fo:text-indent="0in" style:auto-text-indent="fals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23" style:family="paragraph" style:parent-style-name="Text_20_body">
      <style:paragraph-properties fo:margin-left="0.4925in" fo:margin-right="0in" style:line-height-at-least="0.198in" fo:text-indent="0in" style:auto-text-indent="false" fo:padding="0in" fo:border="none"/>
    </style:style>
    <style:style style:name="P24" style:family="paragraph" style:parent-style-name="Heading_20_1">
      <style:text-properties fo:font-variant="normal" fo:text-transform="none" fo:color="#000000" style:font-name="sans-serif" fo:font-size="18pt" fo:letter-spacing="normal" fo:font-style="normal" fo:font-weight="normal"/>
    </style:style>
    <style:style style:name="P25" style:family="paragraph" style:parent-style-name="Heading_20_2">
      <style:paragraph-properties fo:margin-left="0in" fo:margin-right="0in" fo:margin-top="0in" fo:margin-bottom="0in" style:line-height-at-least="0.198in" fo:text-indent="0in" style:auto-text-indent="false" fo:padding="0in" fo:border="none"/>
    </style:style>
    <style:style style:name="P26" style:family="paragraph" style:parent-style-name="Heading_20_2">
      <style:paragraph-properties fo:margin-left="0.4925in" fo:margin-right="0in" fo:margin-top="0in" fo:margin-bottom="0in" style:line-height-at-least="0.198in" fo:text-indent="0in" style:auto-text-indent="false" fo:padding="0in" fo:border="none"/>
    </style:style>
    <style:style style:name="P27" style:family="paragraph" style:parent-style-name="Preformatted_20_Text">
      <style:paragraph-properties fo:margin-top="0in" fo:margin-bottom="0.1965in" style:line-height-at-least="0.198in" fo:background-color="#f9f9f9" fo:padding="0.0193in" fo:border="0.06pt dashed #2f6fab">
        <style:background-image/>
      </style:paragraph-properties>
      <style:text-properties fo:font-variant="normal" fo:text-transform="none" fo:color="#000000" fo:letter-spacing="normal"/>
    </style:style>
    <style:style style:name="T1" style:family="text">
      <style:text-properties fo:font-variant="normal" fo:text-transform="none" fo:color="#000000" style:font-name="sans-serif" fo:font-size="14.25pt" fo:letter-spacing="normal" fo:language="en" fo:country="none" fo:font-style="normal" fo:font-weight="normal"/>
    </style:style>
    <style:style style:name="T2" style:family="text"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T3" style:family="text">
      <style:text-properties fo:font-variant="normal" fo:text-transform="none" fo:color="#000000" style:font-name="sans-serif" fo:font-size="9.75pt" fo:letter-spacing="normal" fo:language="en" fo:country="none" fo:font-style="italic" fo:font-weight="normal"/>
    </style:style>
    <style:style style:name="T4" style:family="text">
      <style:text-properties fo:font-variant="normal" fo:text-transform="none" fo:color="#000000" style:font-name="sans-serif" fo:font-size="18pt" fo:letter-spacing="normal" fo:font-style="normal" fo:font-weight="normal"/>
    </style:style>
    <style:style style:name="T5" style:family="text">
      <style:text-properties fo:font-variant="normal" fo:text-transform="none" fo:color="#000000" style:font-name="sans-serif" fo:font-size="18pt" fo:letter-spacing="normal" fo:language="en" fo:country="none" fo:font-style="normal" fo:font-weight="normal"/>
    </style:style>
    <style:style style:name="T6" style:family="text">
      <style:text-properties fo:font-variant="normal" fo:text-transform="none" fo:color="#000000" style:font-name="sans-serif" fo:letter-spacing="normal" fo:font-style="normal" fo:font-weight="normal"/>
    </style:style>
    <style:style style:name="T7" style:family="text">
      <style:text-properties fo:font-variant="normal" fo:text-transform="none" fo:color="#5a3696" style:text-line-through-style="none" style:font-name="sans-serif" fo:font-size="14.25pt" fo:letter-spacing="normal" fo:language="en" fo:country="none" fo:font-style="normal" style:text-underline-style="none" fo:font-weight="normal" style:text-blinking="false"/>
    </style:style>
    <style:style style:name="T8" style:family="text">
      <style:text-properties fo:font-variant="normal" fo:text-transform="none" fo:color="#3366bb" style:text-line-through-style="none" style:font-name="sans-serif" fo:font-size="9.75pt" fo:letter-spacing="normal" fo:language="en" fo:country="none" fo:font-style="normal" style:text-underline-style="none" fo:font-weight="normal" style:text-blinking="false"/>
    </style:style>
    <style:style style:name="T9" style:family="text">
      <style:text-properties fo:font-style="italic"/>
    </style:style>
    <style:style style:name="T10" style:family="text">
      <style:text-properties style:font-name="monospace" fo:font-size="9.75pt" fo:language="en" fo:country="none" fo:font-style="normal" fo:font-weight="normal"/>
    </style:style>
    <style:style style:name="T11" style:family="text">
      <style:text-properties fo:font-size="18pt" fo:font-style="italic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Practicing Git</text:h>
      <text:p text:style-name="P1"><text:span text:style-name="T6">as seen on bit.ly/github-practice</text:span></text:p>
      <text:h text:style-name="P25" text:outline-level="2"><text:span text:style-name="T5"/></text:h>
      <text:h text:style-name="P25" text:outline-level="2"><text:span text:style-name="T1">Visiting the project on the web</text:span></text:h>
      <text:p text:style-name="P2"/>
      <text:p text:style-name="P22">Since this project is a website, we've specially configured the repository so that whenever there is a push to it, it is made visible on the web.</text:p>
      <text:p text:style-name="P23"><text:span text:style-name="T2">If your group's repository is called e.g. </text:span><text:span text:style-name="T3">waffle-castle.github.io</text:span><text:span text:style-name="T2">, then you can see that the shared version is visible on the web at </text:span><text:a xlink:type="simple" xlink:href="http://waffle-castle.github.io/"><text:span text:style-name="T8">http://waffle-castle.github.io/</text:span></text:a><text:span text:style-name="T2">.</text:span></text:p>
      <text:p text:style-name="P22">But note that any changes in your <text:span text:style-name="T9">fork </text:span>won't show up there until the maintainer of the project merges those changes in.</text:p>
      <text:h text:style-name="P25" text:outline-level="2"><text:span text:style-name="T1"/></text:h>
      <text:h text:style-name="P25" text:outline-level="2"><text:bookmark text:name="To_fork_a_project_on_Github"/><text:span text:style-name="T1">To fork a project on Github</text:span></text:h>
      <text:list xml:id="list2141006574" text:style-name="L2">
        <text:list-header>
          <text:p text:style-name="P4"/>
          <text:p text:style-name="P7">Start out logged in to Github</text:p>
        </text:list-header>
      </text:list>
      <text:list xml:id="list1543077932" text:style-name="L17">
        <text:list-header>
          <text:p text:style-name="P8"/>
          <text:p text:style-name="P8">Visit the project you want to fork</text:p>
        </text:list-header>
      </text:list>
      <text:list xml:id="list1133512068" text:style-name="L18">
        <text:list-header>
          <text:p text:style-name="P9"/>
          <text:p text:style-name="P9">Click the "Fork" button in the top-right</text:p>
          <text:p text:style-name="P9"/>
          <text:p text:style-name="P9">Wait for the animation to conclude</text:p>
        </text:list-header>
      </text:list>
      <text:list xml:id="list829429998" text:style-name="L20">
        <text:list-header>
          <text:p text:style-name="P10"/>
          <text:p text:style-name="P10">Notice that your browser is now visiting a copy of the project in your personal space, rather than the old, group-owned one. You should also see a "fork of..." remark in the top-left.</text:p>
        </text:list-header>
      </text:list>
      <text:h text:style-name="P25" text:outline-level="2"><text:span text:style-name="T1"/></text:h>
      <text:h text:style-name="P25" text:outline-level="2"><text:bookmark text:name="Now.2C_clone_to_it_to_your_computer"/><text:span text:style-name="T1">Now, clone to it to your computer</text:span></text:h>
      <text:p text:style-name="P6"><text:span text:style-name="T1"/></text:p>
      <text:list xml:id="list1857642035" text:style-name="L21">
        <text:list-header>
          <text:p text:style-name="P11">On the right side, look for the clone URL</text:p>
        </text:list-header>
      </text:list>
      <text:list xml:id="list1526832175" text:style-name="L22">
        <text:list-header>
          <text:p text:style-name="P12"/>
          <text:p text:style-name="P12">Copy that to the clipboard</text:p>
        </text:list-header>
      </text:list>
      <text:list xml:id="list581040759" text:style-name="L23">
        <text:list-header>
          <text:p text:style-name="P13"/>
          <text:p text:style-name="P13">Open a terminal and type: "git clone " (including the space, but not including the quotation marks)</text:p>
        </text:list-header>
      </text:list>
      <text:list xml:id="list722254041" text:style-name="L24">
        <text:list-header>
          <text:p text:style-name="P14"/>
          <text:p text:style-name="P14">Use your terminal to "paste" the URL in. (Make sure it starts with <text:span text:style-name="T9">https</text:span>; if not, it is likely to cause problems if you do not have SSH keys set up, which you probably don't.)</text:p>
        </text:list-header>
      </text:list>
      <text:list xml:id="list1470999781" text:style-name="L25">
        <text:list-header>
          <text:p text:style-name="P15"/>
          <text:p text:style-name="P15">Press enter to do the "git clone" operation.</text:p>
        </text:list-header>
      </text:list>
      <text:list xml:id="list890068188" text:style-name="L26">
        <text:list-header>
          <text:p text:style-name="P16"/>
          <text:p text:style-name="P16">Once you've done that, "cd" into the directory.</text:p>
          <text:p text:style-name="P16"/>
        </text:list-header>
      </text:list>
      <text:h text:style-name="P25" text:outline-level="2"><text:bookmark text:name="Make_sure_you_have_the_project_properly_set_up"/><text:soft-page-break/><text:span text:style-name="T1">Make sure you have the project properly set up</text:span></text:h>
      <text:list xml:id="list1052286007" text:style-name="L27">
        <text:list-header>
          <text:p text:style-name="P5"/>
          <text:p text:style-name="P17">Open index.html in your favorite text editor -- it should look like a regular HTML page</text:p>
        </text:list-header>
      </text:list>
      <text:list xml:id="list2034951260" text:style-name="L28">
        <text:list-header>
          <text:p text:style-name="P21"><text:span text:style-name="T2"/></text:p>
          <text:p text:style-name="P21"><text:span text:style-name="T2">Open index.html in your favorite web browser -- it should render basically the same as </text:span><text:a xlink:type="simple" xlink:href="http://purdue.openhatch.org/"><text:span text:style-name="T8">http://chicago.openhatch.org/</text:span></text:a></text:p>
        </text:list-header>
      </text:list>
      <text:list xml:id="list1357424568" text:style-name="L29">
        <text:list-header>
          <text:p text:style-name="P18"/>
          <text:p text:style-name="P18">Make a test change in index.html, save, and reload in the browser. Make sure what you see in the the browser reflects that change.</text:p>
        </text:list-header>
      </text:list>
      <text:list xml:id="list1510584674" text:style-name="L30">
        <text:list-header>
          <text:p text:style-name="P19"/>
          <text:p text:style-name="P19">Undo that change, with your editor, save, and then reload in the browser. Make sure what you see in the browser reflects that change.</text:p>
        </text:list-header>
      </text:list>
      <text:h text:style-name="P25" text:outline-level="2"><text:span text:style-name="T1"/></text:h>
      <text:h text:style-name="P25" text:outline-level="2"><text:bookmark text:name="Find_a_task"/><text:span text:style-name="T1">Find a task</text:span></text:h>
      <text:h text:style-name="P25" text:outline-level="2"><text:span text:style-name="T1"/></text:h>
      <text:h text:style-name="P26" text:outline-level="2"><text:span text:style-name="T2">Now, find a bug on the project's issue tracker that you will work on, and claim it by leaving a comment on the issue saying so.</text:span></text:h>
      <text:p text:style-name="P20"><text:span text:style-name="T2"/></text:p>
      <text:p text:style-name="P22">(Before you do that, make sure to refresh the page and check that no one else has claimed it while you were reading and deciding.)</text:p>
      <text:p text:style-name="P2"/>
      <text:h text:style-name="P25" text:outline-level="2"><text:bookmark text:name="Resolve_the_task"/><text:span text:style-name="T1">Resolve the task</text:span></text:h>
      <text:p text:style-name="P22"/>
      <text:p text:style-name="P22">How you do this depends on the issue you've chosen. If you run into a problem you can't seem to solve, try asking the student next to you or one of the mentors.</text:p>
      <text:p text:style-name="P22">Make sure to open up index.html and check that your solution works.</text:p>
      <text:p text:style-name="P22"/>
      <text:h text:style-name="P25" text:outline-level="2"><text:bookmark text:name="Commit_and_push"/><text:span text:style-name="T1">Commit and push</text:span></text:h>
      <text:p text:style-name="P2"/>
      <text:p text:style-name="P22">Once you're finished making changes, you can use the following command to get a list of files you've changed:</text:p>
      <text:p text:style-name="P27"><text:s text:c="3"/><text:span text:style-name="T10">git status</text:span></text:p>
      <text:p text:style-name="P22">You can commit your changes by typing "git add" followed by the files you've changed, for instance:</text:p>
      <text:p text:style-name="P27"><text:s text:c="3"/><text:span text:style-name="T10">git add index.html</text:span></text:p>
      <text:p text:style-name="P22">Once you've added the changes, you can "commit" them with a message specifying what you've changed.</text:p>
      <text:p text:style-name="P27"><text:s text:c="3"/><text:span text:style-name="T10">git commit -m "Explanation of my changes"</text:span></text:p>
      <text:p text:style-name="P22"><text:soft-page-break/>Now, publish those changes on Github by typing:</text:p>
      <text:p text:style-name="P27"><text:s text:c="3"/><text:span text:style-name="T10">git push</text:span></text:p>
      <text:p text:style-name="P22">You can now visit Github and make sure your personal fork contains those changes.</text:p>
      <text:h text:style-name="P25" text:outline-level="2"><text:span text:style-name="T1"/></text:h>
      <text:h text:style-name="P25" text:outline-level="2"><text:bookmark text:name="Create_pull_request"/><text:span text:style-name="T1">Create pull request</text:span></text:h>
      <text:p text:style-name="P22"/>
      <text:p text:style-name="P22">Visit your personal fork and click the "Pull requests" button on the right. This will offer you the chance to "Create...". Explain what you did, and leave a remark that this relates to the issue number you saw.</text:p>
      <text:p text:style-name="P22">Now, get feedback from the project's maintainer (the mentor leading your group) and eagerly await your pull request getting merged!</text:p>
      <text:p text:style-name="P22"/>
      <text:h text:style-name="P25" text:outline-level="2"><text:bookmark text:name="Once_merged.2C_visit_your_changes_on_the_web"/><text:span text:style-name="T1">Once merged, visit your changes on the web</text:span></text:h>
      <text:p text:style-name="P22"/>
      <text:p text:style-name="P22">When your changes are merged into the main project repository, our specially configured repository will update the group website with the merged files.</text:p>
      <text:p text:style-name="P22"/>
      <text:p text:style-name="P3"><text:span text:style-name="T6">This is a special trick that we do during the Website editing with git exercise, using Github Pages. It demonstrates that when the merge happens, it can programmatically cause a different event; this is often called</text:span><text:span text:style-name="T9">hooks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, Courier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09-25T00:38:02</meta:creation-date>
    <dc:date>2013-09-25T00:44:57</dc:date>
    <dc:creator>Shauna </dc:creator>
    <meta:editing-duration>P0D</meta:editing-duration>
    <meta:editing-cycles>1</meta:editing-cycles>
    <meta:document-statistic meta:table-count="0" meta:image-count="0" meta:object-count="0" meta:page-count="3" meta:paragraph-count="46" meta:word-count="663" meta:character-count="3670" meta:non-whitespace-character-count="3056"/>
    <meta:generator>LibreOffice/3.5$Linux_x86 LibreOffice_project/350m1$Build-2</meta:generator>
  </office:meta>
</office:document-meta>
</file>